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78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1305144" text:id="ct1713051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56361542329817079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07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16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19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19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20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22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19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19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19">/] 20200521_143129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אִתָּךְ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3"/>כָּתְבֵם, עַל-לוּחַ לִבֶּך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</table:table-cell>
        </table:table-row>
        <table:table-row table:style-name="表29.178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><text:soft-page-break/></text:p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7130514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><text:soft-page-break/></text:p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6326842974734734930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1T14:34:17.72</dc:date>
    <dc:creator>iwabuchi ken</dc:creator>
    <meta:editing-duration>P5DT22H8S</meta:editing-duration>
    <meta:editing-cycles>385</meta:editing-cycles>
    <meta:generator>OpenOffice/4.1.3$Win32 OpenOffice.org_project/413m1$Build-9783</meta:generator>
    <meta:document-statistic meta:table-count="9" meta:image-count="0" meta:object-count="0" meta:page-count="32" meta:paragraph-count="781" meta:word-count="4369" meta:character-count="21424"/>
  </office:meta>
</office:document-meta>
</file>